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TOMWeb e o Portal da Transparência da prefeitura de São Carlos</text:p>
      <text:list xml:id="list511120519" text:style-name="L1">
        <text:list-item>
          <text:p text:style-name="P4">Transparência Orçamentária e Fiscal</text:p>
        </text:list-item>
      </text:list>
      <text:p text:style-name="Standard"/>
      <text:list xml:id="list1375489520" text:continue-numbering="true" text:style-name="L1">
        <text:list-item>
          <text:p text:style-name="P4">A prefeitura de São Carlos e seu Portal de Transparência</text:p>
        </text:list-item>
      </text:list>
      <text:p text:style-name="Standard">“princípio constitucional da publicidade e encorajar a eficiência e a visibilidade dos atos de gestão, fatores indispensáveis para a prática da democracia participativa. ” (Como Publica as Conta Públicas,</text:p>
      <text:list xml:id="list1351631604" text:continue-numbering="true" text:style-name="L1">
        <text:list-item>
          <text:p text:style-name="P4">Sugestão e Melhorias</text:p>
        </text:list-item>
      </text:list>
      <text:p text:style-name="Standard">a) Analise comparativa com outros portais de transparencia</text:p>
      <text:p text:style-name="Standard">b) Linguagem (utilizar o qtranslate para o site em 2 línguas, uma estritamente formal e o português simplificado, para o entendimento de uma criança de 4a série do EF)</text:p>
      <text:p text:style-name="Standard">c) Usabilidade</text:p>
      <text:p text:style-name="Standard">d) Comparação com outros municípios</text:p>
      <text:p text:style-name="Standard">e) Origem das informações, estudar o caminho, as mãoes, o passeio pelo organograma que cada relatório precisa. <text:span text:style-name="T1">Análise dos processos de construção e divulgação dos relatório (fluxograma)</text:span>.</text:p>
      <text:p text:style-name="Standard"/>
      <text:list xml:id="list121143444" text:continue-numbering="true" text:style-name="L1">
        <text:list-item>
          <text:p text:style-name="P4">Sites da Região Administrativa Central de São Paulo</text:p>
        </text:list-item>
      </text:list>
      <text:p text:style-name="Standard"/>
      <text:p text:style-name="Standard"/>
      <text:p text:style-name="Standard"/>
      <text:p text:style-name="Standard"/>
      <text:p text:style-name="P2">Referências</text:p>
      <text:p text:style-name="Standard">Publicação Técnica, no 10, 1a edição, 2.000 exemplares, Abril de 2009. Direitos reservados à ASSOCIAÇÃO TRANSPARÊNCIA MUNICIPAL – ATM. Rua Fernando Menezes de Góes, no 397, Ed. Lucílio Cobas, sala 203, Pituba, CEP: 41.810-700, Salvador – Bahia – Brasil. Proibida a reprodução total ou parcial em qualquer meio ou formato sem autorização por escrito do editor. </text:p>
      <text:p text:style-name="P3"/>
      <text:h text:style-name="Heading_20_1" text:outline-level="1">Produto TOMWEB</text:h>
      <text:p text:style-name="P2">Pergunta 4 – Onde publicar as Contas Públicas? </text:p>
      <text:p text:style-name="Standard"/>
      <text:p text:style-name="Standard">As contas públicas devem ser publicadas na internet. Conforme orientação do Tribunal de Contas da União – TCU, as contas públicas devem ser publicadas no site da entidade, implantado com recursos próprios ou contratado de empresa especializada, de associações ou mediante parceria com quaisquer outras entidades públicas ou privadas. O TCU permite que o site da entidade seja mantido em computador próprio da entidade ou de provedor de presença na internet. É exigência da Lei n° 9.755/98 que o site onde as contas públicas são publicadas deva ser cadastrado na homepage do Tribunal de Contas da União – TCU, denominada contas públicas. </text:p>
      <text:p text:style-name="Standard"/>
      <text:p text:style-name="P2">Pergunta 5 – Como cadastrar o site da entidade onde as Contas Públicas são publi- cadas na Homepage do TCU? </text:p>
      <text:p text:style-name="Standard">A entidade deve acessar o site http://www.contaspublicas.gov.br/ e imprimir a ficha de cadastramento, preencher, assinar e enviar para: </text:p>
      <text:p text:style-name="Standard"><text:tab/> Tribunal de Contas da União </text:p>
      <text:p text:style-name="Standard"><text:tab/> Secretaria de Macroavaliação Governamental </text:p>
      <text:p text:style-name="Standard"><text:tab/> SAFS Quadra 4 Lote 1 Anexo I Sala 432 </text:p>
      <text:p text:style-name="Standard"><text:tab/> CEP 70042-900 Brasília DF </text:p>
      <text:p text:style-name="Standard">E também remeter por correio eletrônico para: contaspublicas@tcu.gov.b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8-31T00:58:00</meta:creation-date>
    <dc:date>2010-08-31T05:06:00</dc:date>
    <dc:creator>Francisco Matelli</dc:creator>
    <meta:editing-duration>PT03H07M15S</meta:editing-duration>
    <meta:editing-cycles>13</meta:editing-cycles>
    <meta:generator>OpenOffice.org/3.2$Linux OpenOffice.org_project/320m12$Build-9483</meta:generator>
    <meta:document-statistic meta:table-count="0" meta:image-count="0" meta:object-count="0" meta:page-count="1" meta:paragraph-count="23" meta:word-count="379" meta:character-count="2436"/>
  </office:meta>
</office:document-meta>
</file>